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may-we-each-take-joy-in-giving-slides-page1.png" manifest:media-type="image/png"/>
  <manifest:file-entry manifest:full-path="Pictures/may-we-each-take-joy-in-giving-slides-page2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may-we-each-take-joy-in-giving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may-we-each-take-joy-in-giving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